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c19d" officeooo:paragraph-rsid="0016c19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c4cc2" officeooo:paragraph-rsid="000c4cc2"/>
    </style:style>
    <style:style style:name="P3" style:family="paragraph" style:parent-style-name="Standard">
      <style:text-properties fo:font-size="14pt" fo:font-weight="bold" officeooo:rsid="00225ec2" officeooo:paragraph-rsid="00225ec2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206f12" officeooo:paragraph-rsid="00206f12"/>
    </style:style>
    <style:style style:name="P5" style:family="paragraph" style:parent-style-name="Standard">
      <style:text-properties officeooo:paragraph-rsid="00206f12"/>
    </style:style>
    <style:style style:name="P6" style:family="paragraph" style:parent-style-name="Standard" style:list-style-name="L1">
      <style:text-properties officeooo:rsid="004cf242" officeooo:paragraph-rsid="004cf242"/>
    </style:style>
    <style:style style:name="P7" style:family="paragraph" style:parent-style-name="Standard">
      <style:text-properties officeooo:rsid="004cf242" officeooo:paragraph-rsid="004cf242"/>
    </style:style>
    <style:style style:name="P8" style:family="paragraph" style:parent-style-name="Standard" style:list-style-name="L2">
      <style:text-properties officeooo:rsid="004cf242" officeooo:paragraph-rsid="004cf242"/>
    </style:style>
    <style:style style:name="P9" style:family="paragraph" style:parent-style-name="Standard">
      <style:text-properties fo:font-size="14pt" style:text-underline-style="none" fo:font-weight="bold" officeooo:rsid="004cf242" officeooo:paragraph-rsid="004cf242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Mono" fo:font-size="10pt" officeooo:rsid="004cf242" officeooo:paragraph-rsid="004cf242" fo:background-color="#dcdcdc" style:font-size-asian="10pt" style:font-size-complex="10pt"/>
    </style:style>
    <style:style style:name="P11" style:family="paragraph" style:parent-style-name="Standard">
      <style:text-properties fo:font-size="14pt" fo:font-weight="bold" officeooo:rsid="004cf242" officeooo:paragraph-rsid="004cf242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4da6d3" officeooo:paragraph-rsid="004da6d3"/>
    </style:style>
    <style:style style:name="P13" style:family="paragraph" style:parent-style-name="Standard">
      <style:text-properties style:font-name="Liberation Mono" fo:font-size="10pt" officeooo:rsid="004da6d3" officeooo:paragraph-rsid="004da6d3" fo:background-color="#dcdcdc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Liberation Mono" officeooo:rsid="004da6d3" officeooo:paragraph-rsid="004da6d3"/>
    </style:style>
    <style:style style:name="P15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Liberation Mono" fo:font-size="10pt" officeooo:rsid="004da6d3" officeooo:paragraph-rsid="004da6d3" fo:background-color="#dcdcdc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Liberation Mono" fo:font-size="10pt" officeooo:rsid="004da6d3" officeooo:paragraph-rsid="004da6d3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Liberation Sans" fo:font-size="14pt" fo:font-weight="bold" officeooo:rsid="004da6d3" officeooo:paragraph-rsid="004da6d3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paragraph-rsid="004da6d3"/>
    </style:style>
    <style:style style:name="P19" style:family="paragraph" style:parent-style-name="Standard">
      <style:text-properties style:font-name="Liberation Mono" fo:font-size="10pt" officeooo:paragraph-rsid="004da6d3" fo:background-color="#dcdcdc" style:font-size-asian="10pt" style:font-size-complex="10pt"/>
    </style:style>
    <style:style style:name="P20" style:family="paragraph" style:parent-style-name="Standard">
      <style:text-properties officeooo:paragraph-rsid="004f80cf"/>
    </style:style>
    <style:style style:name="P21" style:family="paragraph" style:parent-style-name="Standard">
      <style:paragraph-properties fo:break-before="page"/>
      <style:text-properties style:font-name="Liberation Serif" fo:font-size="14pt" fo:font-weight="bold" officeooo:rsid="004da6d3" officeooo:paragraph-rsid="004f80cf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da6d3" officeooo:paragraph-rsid="004da6d3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normal" officeooo:rsid="004da6d3" officeooo:paragraph-rsid="004da6d3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4pt" fo:font-weight="bold" officeooo:rsid="004da6d3" officeooo:paragraph-rsid="004da6d3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Mono" fo:font-size="10pt" fo:font-weight="normal" officeooo:rsid="004da6d3" officeooo:paragraph-rsid="004da6d3" fo:background-color="#dcdcdc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4pt" fo:font-weight="bold" officeooo:rsid="004f80cf" officeooo:paragraph-rsid="004f80cf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2pt" fo:font-weight="normal" officeooo:rsid="004f80cf" officeooo:paragraph-rsid="004f80cf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Mono" fo:font-size="10pt" fo:font-weight="normal" officeooo:rsid="004f80cf" officeooo:paragraph-rsid="004f80cf" fo:background-color="#dcdcdc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2pt" fo:font-weight="normal" officeooo:rsid="004da6d3" officeooo:paragraph-rsid="004f80cf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0pt" fo:font-weight="normal" officeooo:rsid="004da6d3" officeooo:paragraph-rsid="004f80cf" fo:background-color="#dcdcdc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size="12pt" fo:font-weight="normal" officeooo:paragraph-rsid="004f80cf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3" style:family="paragraph" style:parent-style-name="Standard">
      <style:paragraph-properties fo:break-before="page"/>
      <style:text-properties style:font-name="Liberation Serif" fo:font-size="14pt" fo:font-weight="bold" officeooo:rsid="004f80cf" officeooo:paragraph-rsid="004f80cf" style:font-size-asian="14pt" style:font-weight-asian="bold" style:font-size-complex="14pt" style:font-weight-complex="bold"/>
    </style:style>
    <style:style style:name="P34" style:family="paragraph" style:parent-style-name="Standard">
      <style:text-properties fo:font-variant="normal" fo:text-transform="none" fo:color="#1f2328" loext:opacity="100%" style:font-name="Liberation Mono" fo:font-size="10pt" fo:letter-spacing="normal" fo:font-style="normal" fo:font-weight="normal" officeooo:rsid="004f80cf" officeooo:paragraph-rsid="004f80cf" fo:background-color="#dcdcdc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Liberation Mono" fo:font-size="10pt" fo:font-weight="normal" officeooo:paragraph-rsid="004f80cf" fo:background-color="#dcdcdc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Liberation Serif" fo:font-size="12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Liberation Mono" fo:font-size="10pt" fo:letter-spacing="normal" fo:font-style="normal" fo:font-weight="normal" fo:background-color="#dcdcdc" style:font-size-asian="10pt" style:font-size-complex="10pt"/>
    </style:style>
    <style:style style:name="P38" style:family="paragraph" style:parent-style-name="Standard">
      <style:text-properties style:font-name="Liberation Serif" fo:font-size="12pt" fo:font-weight="normal" officeooo:rsid="004f80cf" officeooo:paragraph-rsid="004f80cf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Liberation Mono" fo:font-size="10pt" fo:font-weight="normal" officeooo:rsid="004f80cf" officeooo:paragraph-rsid="004f80cf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Liberation Serif" fo:font-size="14pt" fo:font-weight="bold" officeooo:rsid="0050334c" officeooo:paragraph-rsid="0050334c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Liberation Serif" fo:font-size="12pt" fo:font-weight="normal" officeooo:rsid="0050334c" officeooo:paragraph-rsid="0050334c" style:font-size-asian="10.5pt" style:font-weight-asian="normal" style:font-size-complex="12pt" style:font-weight-complex="normal"/>
    </style:style>
    <style:style style:name="T1" style:family="text">
      <style:text-properties officeooo:rsid="00206f12"/>
    </style:style>
    <style:style style:name="T2" style:family="text">
      <style:text-properties officeooo:rsid="004cf242"/>
    </style:style>
    <style:style style:name="T3" style:family="text">
      <style:text-properties style:font-name="Liberation Serif" fo:font-size="12pt" officeooo:rsid="004da6d3" style:font-size-asian="12pt" style:font-size-complex="12pt"/>
    </style:style>
    <style:style style:name="T4" style:family="text">
      <style:text-properties style:font-name="Liberation Serif" fo:font-size="12pt" fo:font-weight="bold" officeooo:rsid="004da6d3" style:font-size-asian="12pt" style:font-weight-asian="bold" style:font-size-complex="12pt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officeooo:rsid="004da6d3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1f2328" loext:opacity="100%" style:font-name="Liberation Serif" fo:letter-spacing="normal" fo:font-style="normal"/>
    </style:style>
    <style:style style:name="T9" style:family="text">
      <style:text-properties fo:font-variant="normal" fo:text-transform="none" fo:color="#1f2328" loext:opacity="100%" style:font-name="Liberation Serif" fo:letter-spacing="normal" fo:font-style="normal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erif" officeooo:rsid="004f80cf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1f2328" loext:opacity="100%" style:font-name="Liberation Serif" fo:letter-spacing="normal" fo:font-style="normal" officeooo:rsid="004f80cf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1f2328" loext:opacity="100%" fo:letter-spacing="normal" fo:font-style="normal" officeooo:rsid="004f80cf" style:font-weight-asian="normal" style:font-weight-complex="normal"/>
    </style:style>
    <style:style style:name="T14" style:family="text">
      <style:text-properties officeooo:rsid="00503e2a"/>
    </style:style>
    <style:style style:name="T15" style:family="text">
      <style:text-properties officeooo:rsid="0054b8e8"/>
    </style:style>
    <style:style style:name="T16" style:family="text">
      <style:text-properties style:font-name="Liberation Serif" fo:font-size="12pt" fo:font-weight="normal" officeooo:rsid="004f80cf" style:font-size-asian="10.5pt" style:font-weight-asian="normal" style:font-size-complex="12pt" style:font-weight-complex="normal"/>
    </style:style>
    <style:style style:name="T17" style:family="text">
      <style:text-properties loext:padding="0cm" loext:border="none"/>
    </style:style>
    <style:style style:name="T18" style:family="text">
      <style:text-properties fo:font-weight="bold" style:font-weight-asian="bold" style:font-weight-complex="bold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RESTAURANTE</text:p>
      <text:p text:style-name="P2"/>
      <text:p text:style-name="P3">Tecnologias</text:p>
      <text:p text:style-name="P4"/>
      <text:p text:style-name="P5"><text:span text:style-name="T1"><text:tab/></text:span><text:span text:style-name="T2">Estão sendo utilizadas as seguintes tecnologias no backend:</text:span></text:p>
      <text:p text:style-name="P5"/>
      <text:list text:style-name="L1">
        <text:list-item>
          <text:list>
            <text:list-item>
              <text:p text:style-name="P6">Java 23</text:p>
            </text:list-item>
            <text:list-item>
              <text:p text:style-name="P6">Spring Boot 3.5.0-M2</text:p>
            </text:list-item>
            <text:list-item>
              <text:p text:style-name="P6">MongoDB 8.0.5</text:p>
            </text:list-item>
            <text:list-item>
              <text:p text:style-name="P6">Junit/Mockito</text:p>
            </text:list-item>
            <text:list-item>
              <text:p text:style-name="P6">Docker</text:p>
            </text:list-item>
          </text:list>
        </text:list-item>
      </text:list>
      <text:p text:style-name="P7"/>
      <text:p text:style-name="P7"><text:tab/>Estão sendo utilizadas as seguintes tecnologias no frontend:</text:p>
      <text:p text:style-name="P7"/>
      <text:list text:style-name="L2">
        <text:list-item>
          <text:list>
            <text:list-item>
              <text:p text:style-name="P8">Reactjs 19.0.0</text:p>
            </text:list-item>
            <text:list-item>
              <text:p text:style-name="P8">Nextjs 15.2.2</text:p>
            </text:list-item>
            <text:list-item>
              <text:p text:style-name="P8">Tailwind 4.0.14</text:p>
            </text:list-item>
            <text:list-item>
              <text:p text:style-name="P8">Axios</text:p>
            </text:list-item>
          </text:list>
        </text:list-item>
      </text:list>
      <text:p text:style-name="P4"/>
      <text:p text:style-name="P9">Criação do projeto frontend</text:p>
      <text:p text:style-name="P7"/>
      <text:p text:style-name="P10">mkdir frontend</text:p>
      <text:p text:style-name="P10">cd frontend</text:p>
      <text:p text:style-name="P10"/>
      <text:p text:style-name="P10">npm init -y</text:p>
      <text:p text:style-name="P10">npm install next react react-dom</text:p>
      <text:p text:style-name="P7"/>
      <text:p text:style-name="P11">Editando o arquivo “package.json”</text:p>
      <text:p text:style-name="P7"/>
      <text:p text:style-name="P12">Trocar:</text:p>
      <text:p text:style-name="P12"/>
      <text:p text:style-name="P13">"scripts": {</text:p>
      <text:p text:style-name="P13"><text:s text:c="4"/>"test": "echo \"Error: no test specified\" &amp;&amp; exit 1"</text:p>
      <text:p text:style-name="P13">},</text:p>
      <text:p text:style-name="P12"/>
      <text:p text:style-name="P12">Por:</text:p>
      <text:p text:style-name="P14"/>
      <text:p text:style-name="P15">"scripts": {</text:p>
      <text:p text:style-name="P15"><text:s text:c="2"/>"dev": "next -p 3000",</text:p>
      <text:p text:style-name="P15"><text:s text:c="2"/>"build": "next build",</text:p>
      <text:p text:style-name="P15"><text:s text:c="2"/>"start": "next start"</text:p>
      <text:p text:style-name="P15">}</text:p>
      <text:p text:style-name="P16"/>
      <text:p text:style-name="P17">Criando a primeira página</text:p>
      <text:p text:style-name="P17"/>
      <text:p text:style-name="P18"><text:span text:style-name="T2"><text:tab/></text:span><text:span text:style-name="T3">Crie a pasta </text:span><text:span text:style-name="T4">"pages"</text:span><text:span text:style-name="T3"> e, dentro dela, o arquivo </text:span><text:span text:style-name="T4">"index.js"</text:span><text:span text:style-name="T3"> que será o script principal. O arquivo </text:span><text:span text:style-name="T4">“index.js”</text:span><text:span text:style-name="T3"> pode ter inicialmente o seguinte conteúdo:</text:span></text:p>
      <text:p text:style-name="P18"><text:span text:style-name="T3"/></text:p>
      <text:p text:style-name="P13">const Index = () =&gt; (</text:p>
      <text:p text:style-name="P13"><text:s text:c="4"/>&lt;h1&gt;Funcionou!&lt;/h1&gt;;</text:p>
      <text:p text:style-name="P13">);</text:p>
      <text:p text:style-name="P19"/>
      <text:p text:style-name="P13">export default Index;</text:p>
      <text:p text:style-name="P20"><text:span text:style-name="T4"/></text:p>
      <text:p text:style-name="P21">Criando o arquivo de estilo global</text:p>
      <text:p text:style-name="P22"><text:span text:style-name="T5"/></text:p>
      <text:p text:style-name="P23"><text:span text:style-name="T5"><text:tab/>Crie a pasta </text:span><text:span text:style-name="T6">"styles"</text:span><text:span text:style-name="T5"> no mesmo nível da pasta </text:span><text:span text:style-name="T6">"pages"</text:span><text:span text:style-name="T5"> e, dentro dela, crie um arquivo chamado </text:span><text:span text:style-name="T6">"globals.css"</text:span><text:span text:style-name="T5">. È nesse arquivo onde ficarão os estilos </text:span><text:span text:style-name="T6">css</text:span><text:span text:style-name="T5"> puros.</text:span></text:p>
      <text:p text:style-name="P23"><text:span text:style-name="T5"/></text:p>
      <text:p text:style-name="P24">Criando o arquivo “_app.js”</text:p>
      <text:p text:style-name="P23"><text:span text:style-name="T5"/></text:p>
      <text:p text:style-name="P23"><text:span text:style-name="T5"><text:tab/>Crie o arquivo </text:span><text:span text:style-name="T6">"_app.js"</text:span><text:span text:style-name="T5"> na raiz da pasta </text:span><text:span text:style-name="T6">"pages"</text:span><text:span text:style-name="T5"> (mesmo nível de </text:span><text:span text:style-name="T6">"index.js"</text:span><text:span text:style-name="T5">) com o seguinte conteúdo:</text:span></text:p>
      <text:p text:style-name="P23"><text:span text:style-name="T5"/></text:p>
      <text:p text:style-name="P25">import '../styles/globals.css';</text:p>
      <text:p text:style-name="P25"/>
      <text:p text:style-name="P25">function MyApp({ Component, pageProps }) {</text:p>
      <text:p text:style-name="P25"><text:s text:c="4"/>return (</text:p>
      <text:p text:style-name="P25"><text:s text:c="8"/>&lt;Component {...pageProps} /&gt;;</text:p>
      <text:p text:style-name="P25"><text:s text:c="4"/>);</text:p>
      <text:p text:style-name="P25">}</text:p>
      <text:p text:style-name="P25"/>
      <text:p text:style-name="P25">export default MyApp;</text:p>
      <text:p text:style-name="P23"/>
      <text:p text:style-name="P26">Instalando o tailwind</text:p>
      <text:p text:style-name="P27"/>
      <text:p text:style-name="P27"><text:tab/>Execute os seguintes comandos no terminal:</text:p>
      <text:p text:style-name="P27"/>
      <text:p text:style-name="P28">npm install tailwindcss @tailwindcss/postcss postcss</text:p>
      <text:p text:style-name="P27"/>
      <text:p text:style-name="P29"><text:span text:style-name="T5"><text:tab/>Crie o arquivo </text:span><text:span text:style-name="T6">"postcss.config.mjs"</text:span><text:span text:style-name="T5"> na raiz do projeto (mesmo nível de </text:span><text:span text:style-name="T6">"package.json"</text:span><text:span text:style-name="T5">) com o seguinte conteúdo:</text:span></text:p>
      <text:p text:style-name="P29"><text:span text:style-name="T5"/></text:p>
      <text:p text:style-name="P30">const config = {</text:p>
      <text:p text:style-name="P30"><text:s text:c="2"/>plugins: {</text:p>
      <text:p text:style-name="P30"><text:s text:c="4"/>"@tailwindcss/postcss": {},</text:p>
      <text:p text:style-name="P30"><text:s text:c="2"/>},</text:p>
      <text:p text:style-name="P30">};</text:p>
      <text:p text:style-name="P30">export default config;</text:p>
      <text:p text:style-name="P29"><text:span text:style-name="T5"/></text:p>
      <text:p text:style-name="P31"><text:span text:style-name="T7"><text:tab/></text:span><text:span text:style-name="T8">Edite o arquivo</text:span><text:span text:style-name="T9"> "styles/globals.css"</text:span><text:span text:style-name="T8"> e adicione a seguinte linha no início:</text:span></text:p>
      <text:p text:style-name="P32"/>
      <text:p text:style-name="P30">@import "tailwindcss";</text:p>
      <text:p text:style-name="P29"/>
      <text:p text:style-name="P29"><text:tab/>Agora o <text:span text:style-name="T10">tailwind</text:span> pode ser utilizado nas páginas da aplicação.</text:p>
      <text:p text:style-name="P29"/>
      <text:p text:style-name="P26">Instalando o axios</text:p>
      <text:p text:style-name="P27"/>
      <text:p text:style-name="P27"><text:tab/>Execute o seguinte comando:</text:p>
      <text:p text:style-name="P27"/>
      <text:p text:style-name="P30">npm i axios</text:p>
      <text:p text:style-name="P29"><text:span text:style-name="T5"/></text:p>
      <text:p text:style-name="P26"><text:span text:style-name="T5"/></text:p>
      <text:p text:style-name="P33">Instalando o jest para testes unitários</text:p>
      <text:p text:style-name="P27"><text:span text:style-name="T5"/></text:p>
      <text:p text:style-name="P31"><text:span text:style-name="T11"><text:tab/></text:span><text:span text:style-name="T12">Executar os seguintes comandos:</text:span></text:p>
      <text:p text:style-name="P31"><text:span text:style-name="T12"/></text:p>
      <text:p text:style-name="P34">npm install --save-dev jest babel-jest @babel/preset-env @babel/preset-react</text:p>
      <text:p text:style-name="P34">npm install -D jest jest-environment-jsdom @testing-library/react @testing-library/dom @testing-library/jest-dom ts-node</text:p>
      <text:p text:style-name="P35"><text:span text:style-name="T13"/></text:p>
      <text:p text:style-name="P34">npm install @types/jest</text:p>
      <text:p text:style-name="P35"><text:span text:style-name="T13"/></text:p>
      <text:p text:style-name="P34">npm init jest@latest</text:p>
      <text:p text:style-name="P32"/>
      <text:p text:style-name="P31"><text:span text:style-name="T11"><text:tab/></text:span><text:span text:style-name="T8">Criar o arquivo </text:span><text:span text:style-name="T9">"jsconfig.json"</text:span><text:span text:style-name="T8"> com o seguinte conteúdo:</text:span></text:p>
      <text:p text:style-name="P36"/>
      <text:p text:style-name="P37">{</text:p>
      <text:p text:style-name="P37"><text:s text:c="4"/>"typeAcquisition": {</text:p>
      <text:p text:style-name="P37"><text:s text:c="8"/>"include": [</text:p>
      <text:p text:style-name="P37"><text:s text:c="12"/>"jest"</text:p>
      <text:p text:style-name="P37"><text:s text:c="8"/>]</text:p>
      <text:p text:style-name="P37"><text:s text:c="4"/>}</text:p>
      <text:p text:style-name="P37">}</text:p>
      <text:p text:style-name="P36"/>
      <text:p text:style-name="P38"><text:tab/>Criar o arquivo <text:span text:style-name="T10">"next.config.js" </text:span>com o seguinte conteúdo:</text:p>
      <text:p text:style-name="P38"/>
      <text:p text:style-name="P28">module.exports = {</text:p>
      <text:p text:style-name="P28"><text:s text:c="4"/>experimental: {</text:p>
      <text:p text:style-name="P28"><text:s text:c="6"/>forceSwcTransforms: true,</text:p>
      <text:p text:style-name="P28"><text:s text:c="4"/>},</text:p>
      <text:p text:style-name="P28">}</text:p>
      <text:p text:style-name="P39"/>
      <text:p text:style-name="P38"><text:tab/>Criar a pasta <text:span text:style-name="T10">"test" </text:span>na raiz do projeto. É nela onde ficam os testes</text:p>
      <text:p text:style-name="P38"/>
      <text:p text:style-name="P40">Rodando em modo de desenvolvimento</text:p>
      <text:p text:style-name="P41"/>
      <text:p text:style-name="P38"><text:tab/>Para rodar em modo de desenvolvimento basta executar na raiz do projeto, pelo terminal, o segui<text:span text:style-name="T14">n</text:span>te <text:span text:style-name="T15">z</text:span>comando:</text:p>
      <text:p text:style-name="P38"/>
      <text:p text:style-name="P28">npm run dev</text:p>
      <text:p text:style-name="P38"/>
      <text:p text:style-name="P38"><text:tab/>E, então, abrir no navegador a página:</text:p>
      <text:p text:style-name="P38"/>
      <text:p text:style-name="P28">http://localhost:3000</text:p>
      <text:p text:style-name="P38"/>
      <text:p text:style-name="P20"><text:span text:style-name="T16"><text:tab/></text:span><text:span text:style-name="T17">E verá o conteúdo que se inicia na página </text:span><text:span text:style-name="T18">"index.js"</text:span><text:span text:style-name="T17"> da past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8:37:39.645000000</meta:creation-date>
    <dc:date>2025-03-29T17:36:41.351000000</dc:date>
    <meta:editing-duration>PT20H48M59S</meta:editing-duration>
    <meta:editing-cycles>56</meta:editing-cycles>
    <meta:generator>LibreOffice/24.8.5.2$Windows_X86_64 LibreOffice_project/fddf2685c70b461e7832239a0162a77216259f22</meta:generator>
    <meta:print-date>2025-03-29T17:35:07.822000000</meta:print-date>
    <meta:printed-by>Arquivos PDF</meta:printed-by>
    <meta:document-statistic meta:table-count="0" meta:image-count="0" meta:object-count="0" meta:page-count="3" meta:paragraph-count="89" meta:word-count="405" meta:character-count="2746" meta:non-whitespace-character-count="2335"/>
  </office:meta>
</office:document-meta>
</file>